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chapter describes the challenges encountered during the design and the implementation of the floating point multiplier.</text:p>
      <text:p text:style-name="Standard">One big challenge was to stop thinking in a programming way but to write VHDL code by thinking "hardware". A lot of problems occurred because of code sequences which were conceptually wrong. The result of such wrong code were usually latches or infinite loops. To solve these problems, the simulation process or the analysis of the schematics helped a lot.</text:p>
      <text:p text:style-name="Standard">Another challenge was the fact, that the time during which the start button is pressed by a user is much longer than the time required to calculate the result. To prevent the state machine to run in a infinite loop while the start button is pressed and calculate multiple times the same result, a first approach was to detect the rising edge of the start button signal. This would have turned the start button signal into a clock signal which was not intended. So new states were introduced into the state machine to prevent this behavior (see chapter blablabla for detailed description).</text:p>
      <text:p text:style-name="Standard">After the design (top-down) and the implementation of each entity (bottom-up) the assembly of the whole circuit proved to be quite challenging: Unit tests allowed to test each component and see that it works as intended, but of course this does not ensure the functionality of the assembly of multiple components. For example in the case of the assembly of a control unit and a datapath it happened that only then problems in the design were detected (e.g. on component needed an enable another did not). To solve such problem the design had to be corrected and then (parts of) the implementation redone.</text:p>
      <text:p text:style-name="Standard">The problem of overflow detection had some tricky elements but after figuring out that the bias turns the exponent into an unsigned integer and that the mantis cannot overflow at all (<draw:frame draw:style-name="fr1" draw:name="Object1" text:anchor-type="as-char" svg:y="-4.37mm" svg:width="46.09mm" svg:height="5.59mm" draw:z-index="0"><draw:object xlink:href="./Object 1" xlink:type="simple" xlink:show="embed" xlink:actuate="onLoad"/><draw:image xlink:href="./ObjectReplacements/Object 1" xlink:type="simple" xlink:show="embed" xlink:actuate="onLoad"/></draw:frame>) the solutions to this problem proofed to be simple enough: To detect the overflow of the exponent, use a result buffer of size 9 (in stead of 8) and use the msb as overflow detec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mm" fo:margin-bottom="0mm"/>
      <style:text-properties style:font-name="Liberation Serif1" fo:font-size="10pt" style:font-name-asian="WenQuanYi Micro Hei" style:font-size-asian="10pt" style:font-name-complex="Lohit Hindi2" style:font-size-complex="10p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03T15:34:08</dc:date>
    <dc:creator>Simon Maurer</dc:creator>
    <meta:document-statistic meta:table-count="0" meta:image-count="0" meta:object-count="1" meta:page-count="1" meta:paragraph-count="5" meta:word-count="350" meta:character-count="2042" meta:non-whitespace-character-count="1697"/>
    <meta:generator>LibreOffice/3.5$Linux_x86 LibreOffice_project/350m1$Build-2</meta:generator>
  </office:meta>
</office:document-meta>
</file>

<file path=Object 1/content.xml><?xml version="1.0" encoding="utf-8"?>
<math xmlns="http://www.w3.org/1998/Math/MathML">
  <semantics>
    <mrow>
      <mrow>
        <mrow>
          <msup>
            <mrow>
              <mo stretchy="false">(</mo>
              <mrow>
                <mrow>
                  <msup>
                    <mn>2</mn>
                    <mn>24</mn>
                  </msup>
                  <mo stretchy="false">−</mo>
                  <mn>1</mn>
                </mrow>
              </mrow>
              <mo stretchy="false">)</mo>
            </mrow>
            <mn>2</mn>
          </msup>
          <mo stretchy="false">=</mo>
          <mrow>
            <mrow>
              <msup>
                <mn>2</mn>
                <mn>48</mn>
              </msup>
              <mo stretchy="false">−</mo>
              <msup>
                <mn>2</mn>
                <mn>24</mn>
              </msup>
            </mrow>
            <mo stretchy="false">+</mo>
            <mn>1</mn>
          </mrow>
        </mrow>
        <mo stretchy="false">&lt;</mo>
        <msup>
          <mn>2</mn>
          <mn>48</mn>
        </msup>
      </mrow>
    </mrow>
    <annotation encoding="StarMath 5.0">(2^24 - 1)^2 = 2^48 - 2^24 + 1 &lt; 2^48</annotation>
  </semantics>
</math>
</file>